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mbria"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font-weight="bold" officeooo:rsid="0010654c" officeooo:paragraph-rsid="0010654c" style:font-size-asian="9.60000038146973pt" style:font-weight-asian="bold" style:font-size-complex="11pt" style:font-weight-complex="bold"/>
    </style:style>
    <style:style style:name="P2" style:family="paragraph" style:parent-style-name="Standard">
      <style:text-properties style:font-name="Arial" fo:font-size="11pt" fo:font-weight="bold" officeooo:rsid="0010e77e" officeooo:paragraph-rsid="0010e77e" style:font-size-asian="9.60000038146973pt" style:font-weight-asian="bold" style:font-size-complex="11pt" style:font-weight-complex="bold"/>
    </style:style>
    <style:style style:name="P3" style:family="paragraph" style:parent-style-name="Standard">
      <style:text-properties style:font-name="Arial" fo:font-size="11pt" fo:font-weight="bold" officeooo:rsid="0011f049" officeooo:paragraph-rsid="0011f049" style:font-size-asian="9.60000038146973pt" style:font-weight-asian="bold" style:font-size-complex="11pt" style:font-weight-complex="bold"/>
    </style:style>
    <style:style style:name="P4" style:family="paragraph" style:parent-style-name="Standard">
      <style:text-properties style:font-name="Arial" fo:font-size="11pt" fo:font-weight="normal" officeooo:rsid="0010e77e" officeooo:paragraph-rsid="0010e77e" style:font-size-asian="9.60000038146973pt" style:font-weight-asian="normal" style:font-size-complex="11pt" style:font-weight-complex="normal"/>
    </style:style>
    <style:style style:name="P5" style:family="paragraph" style:parent-style-name="Standard">
      <style:text-properties style:font-name="Arial" fo:font-size="11pt" fo:font-weight="normal" officeooo:rsid="0010e77e" officeooo:paragraph-rsid="0010654c" style:font-size-asian="9.60000038146973pt" style:font-weight-asian="normal" style:font-size-complex="11pt" style:font-weight-complex="normal"/>
    </style:style>
    <style:style style:name="P6" style:family="paragraph" style:parent-style-name="Standard">
      <style:text-properties style:font-name="Arial" fo:font-size="11pt" fo:font-weight="normal" officeooo:rsid="00196275" officeooo:paragraph-rsid="00196275" style:font-size-asian="9.60000038146973pt" style:font-weight-asian="normal" style:font-size-complex="11pt" style:font-weight-complex="normal"/>
    </style:style>
    <style:style style:name="P7" style:family="paragraph" style:parent-style-name="Standard">
      <style:text-properties style:font-name="Arial" fo:font-size="11pt" fo:font-weight="normal" officeooo:rsid="001282bb" officeooo:paragraph-rsid="001282bb" style:font-size-asian="9.60000038146973pt" style:font-weight-asian="normal" style:font-size-complex="11pt" style:font-weight-complex="normal"/>
    </style:style>
    <style:style style:name="P8" style:family="paragraph" style:parent-style-name="Standard">
      <style:text-properties style:font-name="Arial" fo:font-size="11pt" fo:font-weight="normal" officeooo:rsid="001282bb" officeooo:paragraph-rsid="001c0c2d" style:font-size-asian="9.60000038146973pt" style:font-weight-asian="normal" style:font-size-complex="11pt" style:font-weight-complex="normal"/>
    </style:style>
    <style:style style:name="P9" style:family="paragraph" style:parent-style-name="Standard">
      <style:text-properties style:font-name="Arial" fo:font-size="11pt" fo:font-weight="normal" officeooo:rsid="001c0c2d" officeooo:paragraph-rsid="001c0c2d" style:font-size-asian="9.60000038146973pt" style:font-weight-asian="normal" style:font-size-complex="11pt" style:font-weight-complex="normal"/>
    </style:style>
    <style:style style:name="P10" style:family="paragraph" style:parent-style-name="Standard">
      <style:text-properties style:font-name="Arial" fo:font-size="11pt" fo:font-weight="normal" officeooo:rsid="001c0c2d" officeooo:paragraph-rsid="00211cee" style:font-size-asian="9.60000038146973pt" style:font-weight-asian="normal" style:font-size-complex="11pt" style:font-weight-complex="normal"/>
    </style:style>
    <style:style style:name="P11" style:family="paragraph" style:parent-style-name="Standard">
      <style:text-properties style:font-name="Arial" fo:font-size="11pt" fo:font-weight="normal" officeooo:rsid="0017f23d" officeooo:paragraph-rsid="0017f23d" style:font-size-asian="9.60000038146973pt" style:font-weight-asian="normal" style:font-size-complex="11pt" style:font-weight-complex="normal"/>
    </style:style>
    <style:style style:name="P12" style:family="paragraph" style:parent-style-name="Standard">
      <style:text-properties style:font-name="Arial" fo:font-size="11pt" fo:font-weight="normal" officeooo:rsid="00245964" officeooo:paragraph-rsid="00245964" style:font-size-asian="9.60000038146973pt" style:font-weight-asian="normal" style:font-size-complex="11pt" style:font-weight-complex="normal"/>
    </style:style>
    <style:style style:name="P13" style:family="paragraph" style:parent-style-name="Standard">
      <style:text-properties style:font-name="Arial" fo:font-size="11pt" fo:font-weight="normal" officeooo:rsid="00292f96" officeooo:paragraph-rsid="00292f96" style:font-size-asian="9.60000038146973pt" style:font-weight-asian="normal" style:font-size-complex="11pt" style:font-weight-complex="normal"/>
    </style:style>
    <style:style style:name="P14" style:family="paragraph" style:parent-style-name="Standard">
      <style:text-properties style:font-name="Arial" fo:font-size="11pt" fo:font-weight="normal" officeooo:rsid="002a8310" officeooo:paragraph-rsid="002a8310" style:font-size-asian="9.60000038146973pt" style:font-weight-asian="normal" style:font-size-complex="11pt" style:font-weight-complex="normal"/>
    </style:style>
    <style:style style:name="P15" style:family="paragraph" style:parent-style-name="Standard">
      <style:text-properties style:font-name="Arial" fo:font-size="11pt" fo:font-weight="normal" officeooo:rsid="002b4052" officeooo:paragraph-rsid="002b4052" style:font-size-asian="9.60000038146973pt" style:font-weight-asian="normal" style:font-size-complex="11pt" style:font-weight-complex="normal"/>
    </style:style>
    <style:style style:name="P16" style:family="paragraph" style:parent-style-name="Standard">
      <style:text-properties style:font-name="Arial" fo:font-weight="normal" officeooo:paragraph-rsid="001c0c2d"/>
    </style:style>
    <style:style style:name="P17" style:family="paragraph" style:parent-style-name="Standard">
      <style:text-properties style:font-name="Arial" fo:font-weight="normal" officeooo:rsid="001c0c2d" officeooo:paragraph-rsid="001c0c2d"/>
    </style:style>
    <style:style style:name="P18" style:family="paragraph" style:parent-style-name="Standard">
      <style:text-properties style:font-name="Arial" fo:font-weight="normal" officeooo:rsid="001c0c2d" officeooo:paragraph-rsid="001e7e18"/>
    </style:style>
    <style:style style:name="P19" style:family="paragraph" style:parent-style-name="Standard">
      <style:text-properties style:font-name="Arial" fo:font-weight="normal" officeooo:rsid="001c0c2d" officeooo:paragraph-rsid="0020e6c9"/>
    </style:style>
    <style:style style:name="P20" style:family="paragraph" style:parent-style-name="Standard">
      <style:text-properties style:font-name="Arial" officeooo:paragraph-rsid="001c0c2d"/>
    </style:style>
    <style:style style:name="P21" style:family="paragraph" style:parent-style-name="Standard">
      <style:text-properties officeooo:paragraph-rsid="001c0c2d"/>
    </style:style>
    <style:style style:name="P22" style:family="paragraph" style:parent-style-name="Standard">
      <style:text-properties officeooo:paragraph-rsid="001282bb"/>
    </style:style>
    <style:style style:name="P23" style:family="paragraph" style:parent-style-name="Standard">
      <style:text-properties officeooo:paragraph-rsid="00142ecd"/>
    </style:style>
    <style:style style:name="P24" style:family="paragraph" style:parent-style-name="Standard">
      <style:text-properties officeooo:paragraph-rsid="001cd706"/>
    </style:style>
    <style:style style:name="P25" style:family="paragraph" style:parent-style-name="Standard">
      <style:text-properties officeooo:paragraph-rsid="001e2a88"/>
    </style:style>
    <style:style style:name="P26" style:family="paragraph" style:parent-style-name="Standard">
      <style:text-properties officeooo:paragraph-rsid="00245964"/>
    </style:style>
    <style:style style:name="P27" style:family="paragraph" style:parent-style-name="Standard">
      <style:text-properties officeooo:rsid="00245964" officeooo:paragraph-rsid="00245964"/>
    </style:style>
    <style:style style:name="P28" style:family="paragraph" style:parent-style-name="Standard">
      <style:text-properties officeooo:rsid="0025922a" officeooo:paragraph-rsid="0025922a"/>
    </style:style>
    <style:style style:name="P29" style:family="paragraph" style:parent-style-name="Standard">
      <style:text-properties officeooo:rsid="00265b78" officeooo:paragraph-rsid="00265b78"/>
    </style:style>
    <style:style style:name="P30" style:family="paragraph" style:parent-style-name="Standard">
      <style:text-properties officeooo:rsid="00292f96" officeooo:paragraph-rsid="00292f96"/>
    </style:style>
    <style:style style:name="P31" style:family="paragraph" style:parent-style-name="Standard">
      <style:text-properties fo:font-variant="normal" fo:text-transform="none" fo:color="#000000" style:font-name="Arial" fo:font-size="11pt" fo:letter-spacing="normal" fo:font-style="normal" fo:font-weight="normal" officeooo:rsid="001c0c2d" officeooo:paragraph-rsid="001cd706" style:font-size-asian="11pt" style:font-weight-asian="normal" style:font-size-complex="11pt" style:font-weight-complex="normal"/>
    </style:style>
    <style:style style:name="P32" style:family="paragraph" style:parent-style-name="Standard">
      <style:text-properties fo:font-variant="normal" fo:text-transform="none" fo:color="#000000" style:font-name="Arial" fo:font-size="11pt" fo:letter-spacing="normal" fo:font-style="normal" fo:font-weight="normal" officeooo:rsid="001c0c2d" officeooo:paragraph-rsid="001e2a88" style:font-size-asian="11pt" style:font-weight-asian="normal" style:font-size-complex="11pt" style:font-weight-complex="normal"/>
    </style:style>
    <style:style style:name="P33" style:family="paragraph" style:parent-style-name="Standard">
      <style:text-properties style:font-name="Arial" fo:font-size="11pt" fo:font-weight="normal" officeooo:rsid="002b4052" officeooo:paragraph-rsid="002cb6e2" style:font-size-asian="9.60000038146973pt" style:font-weight-asian="normal" style:font-size-complex="11pt" style:font-weight-complex="normal"/>
    </style:style>
    <style:style style:name="P34" style:family="paragraph" style:parent-style-name="Standard">
      <style:text-properties style:font-name="Arial" fo:font-size="11pt" fo:font-weight="normal" officeooo:rsid="00196275" officeooo:paragraph-rsid="002cb6e2" style:font-size-asian="9.60000038146973pt" style:font-weight-asian="normal" style:font-size-complex="11pt" style:font-weight-complex="normal"/>
    </style:style>
    <style:style style:name="P35" style:family="paragraph" style:parent-style-name="Standard">
      <style:text-properties style:font-name="Arial" fo:font-size="11pt" fo:font-weight="normal" officeooo:rsid="0010e77e" officeooo:paragraph-rsid="002cb6e2" style:font-size-asian="9.60000038146973pt" style:font-weight-asian="normal" style:font-size-complex="11pt" style:font-weight-complex="normal"/>
    </style:style>
    <style:style style:name="P36" style:family="paragraph" style:parent-style-name="Standard">
      <style:text-properties style:font-name="Arial" fo:font-size="11pt" fo:font-weight="normal" officeooo:rsid="001c0c2d" officeooo:paragraph-rsid="002cb6e2" style:font-size-asian="9.60000038146973pt" style:font-weight-asian="normal" style:font-size-complex="11pt" style:font-weight-complex="normal"/>
    </style:style>
    <style:style style:name="P37" style:family="paragraph" style:parent-style-name="Standard">
      <style:text-properties style:font-name="Arial" fo:font-size="11pt" fo:font-weight="normal" officeooo:rsid="001282bb" officeooo:paragraph-rsid="002cb6e2" style:font-size-asian="9.60000038146973pt" style:font-weight-asian="normal" style:font-size-complex="11pt" style:font-weight-complex="normal"/>
    </style:style>
    <style:style style:name="P38" style:family="paragraph" style:parent-style-name="Standard">
      <style:text-properties style:font-name="Arial" fo:font-size="11pt" fo:font-weight="normal" officeooo:rsid="0017f23d" officeooo:paragraph-rsid="002cb6e2" style:font-size-asian="9.60000038146973pt" style:font-weight-asian="normal" style:font-size-complex="11pt" style:font-weight-complex="normal"/>
    </style:style>
    <style:style style:name="P39" style:family="paragraph" style:parent-style-name="Standard">
      <style:text-properties style:font-name="Arial" fo:font-size="11pt" fo:font-weight="normal" officeooo:rsid="00245964" officeooo:paragraph-rsid="002cb6e2" style:font-size-asian="9.60000038146973pt" style:font-weight-asian="normal" style:font-size-complex="11pt" style:font-weight-complex="normal"/>
    </style:style>
    <style:style style:name="P40" style:family="paragraph" style:parent-style-name="Standard">
      <style:text-properties style:font-name="Arial" fo:font-size="11pt" fo:font-weight="normal" officeooo:rsid="00292f96" officeooo:paragraph-rsid="002cb6e2" style:font-size-asian="9.60000038146973pt" style:font-weight-asian="normal" style:font-size-complex="11pt" style:font-weight-complex="normal"/>
    </style:style>
    <style:style style:name="P41" style:family="paragraph" style:parent-style-name="Standard">
      <style:text-properties style:font-name="Arial" fo:font-size="11pt" fo:font-weight="normal" officeooo:rsid="002a8310" officeooo:paragraph-rsid="002cb6e2" style:font-size-asian="9.60000038146973pt" style:font-weight-asian="normal" style:font-size-complex="11pt" style:font-weight-complex="normal"/>
    </style:style>
    <style:style style:name="P42" style:family="paragraph" style:parent-style-name="Standard">
      <style:text-properties style:font-name="Arial" fo:font-size="11pt" fo:font-weight="bold" officeooo:rsid="0010654c" officeooo:paragraph-rsid="002cb6e2" style:font-size-asian="9.60000038146973pt" style:font-weight-asian="bold" style:font-size-complex="11pt" style:font-weight-complex="bold"/>
    </style:style>
    <style:style style:name="P43" style:family="paragraph" style:parent-style-name="Standard">
      <style:text-properties style:font-name="Arial" fo:font-size="11pt" fo:font-weight="bold" officeooo:rsid="0010e77e" officeooo:paragraph-rsid="002cb6e2" style:font-size-asian="9.60000038146973pt" style:font-weight-asian="bold" style:font-size-complex="11pt" style:font-weight-complex="bold"/>
    </style:style>
    <style:style style:name="P44" style:family="paragraph" style:parent-style-name="Standard">
      <style:text-properties style:font-name="Arial" fo:font-size="11pt" fo:font-weight="bold" officeooo:rsid="0011f049" officeooo:paragraph-rsid="002cb6e2" style:font-size-asian="9.60000038146973pt" style:font-weight-asian="bold" style:font-size-complex="11pt" style:font-weight-complex="bold"/>
    </style:style>
    <style:style style:name="P45" style:family="paragraph" style:parent-style-name="Standard">
      <style:text-properties style:font-name="Arial" fo:font-weight="normal" officeooo:rsid="001c0c2d" officeooo:paragraph-rsid="002cb6e2"/>
    </style:style>
    <style:style style:name="P46" style:family="paragraph" style:parent-style-name="Standard">
      <style:text-properties style:font-name="Arial" fo:font-weight="normal" officeooo:paragraph-rsid="002cb6e2"/>
    </style:style>
    <style:style style:name="P47" style:family="paragraph" style:parent-style-name="Standard">
      <style:text-properties style:font-name="Arial" officeooo:paragraph-rsid="002cb6e2"/>
    </style:style>
    <style:style style:name="P48" style:family="paragraph" style:parent-style-name="Standard">
      <style:text-properties fo:font-variant="normal" fo:text-transform="none" fo:color="#000000" style:font-name="Arial" fo:font-size="11pt" fo:letter-spacing="normal" fo:font-style="normal" fo:font-weight="normal" officeooo:rsid="001c0c2d" officeooo:paragraph-rsid="002cb6e2" style:font-size-asian="11pt" style:font-weight-asian="normal" style:font-size-complex="11pt" style:font-weight-complex="normal"/>
    </style:style>
    <style:style style:name="P49" style:family="paragraph" style:parent-style-name="Standard">
      <style:text-properties officeooo:rsid="00245964" officeooo:paragraph-rsid="002cb6e2"/>
    </style:style>
    <style:style style:name="P50" style:family="paragraph" style:parent-style-name="Standard">
      <style:text-properties officeooo:rsid="0025922a" officeooo:paragraph-rsid="002cb6e2"/>
    </style:style>
    <style:style style:name="P51" style:family="paragraph" style:parent-style-name="Standard">
      <style:text-properties officeooo:rsid="00265b78" officeooo:paragraph-rsid="002cb6e2"/>
    </style:style>
    <style:style style:name="P52" style:family="paragraph" style:parent-style-name="Standard">
      <style:text-properties officeooo:rsid="00292f96" officeooo:paragraph-rsid="002cb6e2"/>
    </style:style>
    <style:style style:name="P53" style:family="paragraph" style:parent-style-name="Standard">
      <style:text-properties fo:color="#000000" style:font-name="Arial" fo:font-size="11pt" fo:letter-spacing="normal" fo:font-weight="normal" officeooo:rsid="002b4052" officeooo:paragraph-rsid="002cb6e2" fo:background-color="#ffffff" style:font-name-asian="Cambria" style:font-size-asian="9.60000038146973pt" style:font-weight-asian="normal" style:font-name-complex="Cambria" style:font-size-complex="11pt" style:font-weight-complex="normal"/>
    </style:style>
    <style:style style:name="P54" style:family="paragraph" style:parent-style-name="Standard">
      <style:text-properties officeooo:paragraph-rsid="002cb6e2"/>
    </style:style>
    <style:style style:name="T1" style:family="text">
      <style:text-properties fo:font-variant="normal" fo:text-transform="none" fo:color="#000000" style:font-name="Arial" fo:font-size="11pt" fo:letter-spacing="normal" fo:font-style="normal" fo:font-weight="normal" style:font-size-asian="11pt" style:font-size-complex="11pt"/>
    </style:style>
    <style:style style:name="T2" style:family="text">
      <style:text-properties fo:font-variant="normal" fo:text-transform="none" fo:color="#000000" style:font-name="Arial" fo:font-size="11pt" fo:letter-spacing="normal" fo:font-style="normal" fo:font-weight="normal" officeooo:rsid="0020e6c9" style:font-size-asian="11pt" style:font-size-complex="11pt"/>
    </style:style>
    <style:style style:name="T3" style:family="text">
      <style:text-properties fo:font-variant="normal" fo:text-transform="none" fo:color="#000000" style:font-name="Arial" fo:font-size="11pt" fo:letter-spacing="normal" fo:font-style="normal" fo:font-weight="normal" officeooo:rsid="001c0c2d" style:font-size-asian="11pt" style:font-weight-asian="normal" style:font-size-complex="11pt" style:font-weight-complex="normal"/>
    </style:style>
    <style:style style:name="T4" style:family="text">
      <style:text-properties fo:font-variant="normal" fo:text-transform="none" fo:color="#000000" style:font-name="Arial" fo:font-size="11pt" fo:letter-spacing="normal" fo:font-style="normal" fo:font-weight="normal" officeooo:rsid="001e2a88" style:font-size-asian="11pt" style:font-weight-asian="normal" style:font-size-complex="11pt" style:font-weight-complex="normal"/>
    </style:style>
    <style:style style:name="T5" style:family="text">
      <style:text-properties fo:font-variant="normal" fo:text-transform="none" fo:color="#000000" style:font-name="Arial" fo:font-size="11pt" fo:letter-spacing="normal" fo:font-style="normal" fo:font-weight="normal" officeooo:rsid="001e7e18" style:font-size-asian="11pt" style:font-weight-asian="normal" style:font-size-complex="11pt" style:font-weight-complex="normal"/>
    </style:style>
    <style:style style:name="T6" style:family="text">
      <style:text-properties fo:font-variant="normal" fo:text-transform="none" fo:color="#000000" style:font-name="Arial" fo:font-size="11pt" fo:letter-spacing="normal" fo:font-style="normal" fo:font-weight="normal" officeooo:rsid="0020e6c9" style:font-size-asian="11pt" style:font-weight-asian="normal" style:font-size-complex="11pt" style:font-weight-complex="normal"/>
    </style:style>
    <style:style style:name="T7" style:family="text">
      <style:text-properties fo:font-variant="normal" fo:text-transform="none" fo:color="#000000" style:font-name="Arial" fo:font-size="11pt" fo:letter-spacing="normal" fo:font-style="normal" fo:font-weight="normal" officeooo:rsid="0025922a" style:font-size-asian="11pt" style:font-weight-asian="normal" style:font-size-complex="11pt" style:font-weight-complex="normal"/>
    </style:style>
    <style:style style:name="T8" style:family="text">
      <style:text-properties fo:font-variant="normal" fo:text-transform="none" fo:color="#000000" style:font-name="Arial" fo:font-size="11pt" fo:letter-spacing="normal" fo:font-style="normal" style:font-size-asian="11pt" style:font-weight-asian="normal" style:font-size-complex="11pt" style:font-weight-complex="normal"/>
    </style:style>
    <style:style style:name="T9" style:family="text">
      <style:text-properties fo:font-variant="normal" fo:text-transform="none" fo:color="#000000" style:font-name="Arial" fo:font-size="11pt" fo:letter-spacing="normal" fo:font-style="normal" officeooo:rsid="001c0c2d" style:font-size-asian="11pt" style:font-weight-asian="normal" style:font-size-complex="11pt" style:font-weight-complex="normal"/>
    </style:style>
    <style:style style:name="T10" style:family="text">
      <style:text-properties fo:font-variant="normal" fo:text-transform="none" fo:color="#000000" style:font-name="Arial" fo:font-size="11pt" fo:letter-spacing="normal" fo:font-style="normal" officeooo:rsid="001e7e18" style:font-size-asian="11pt" style:font-weight-asian="normal" style:font-size-complex="11pt" style:font-weight-complex="normal"/>
    </style:style>
    <style:style style:name="T11" style:family="text">
      <style:text-properties fo:font-variant="normal" fo:text-transform="none" fo:color="#000000" style:font-name="Arial" fo:font-size="11pt" fo:letter-spacing="normal" fo:font-style="normal" officeooo:rsid="0020e6c9" style:font-size-asian="11pt" style:font-weight-asian="normal" style:font-size-complex="11pt" style:font-weight-complex="normal"/>
    </style:style>
    <style:style style:name="T12" style:family="text">
      <style:text-properties fo:font-variant="normal" fo:text-transform="none" fo:color="#000000" style:font-name="Arial" fo:font-size="11pt" fo:letter-spacing="normal" fo:font-style="normal" style:font-size-asian="11pt" style:font-size-complex="11pt"/>
    </style:style>
    <style:style style:name="T13" style:family="text">
      <style:text-properties fo:font-variant="normal" fo:text-transform="none" fo:color="#000000" style:font-name="Arial" fo:letter-spacing="normal" fo:font-style="normal" style:font-size-asian="11pt"/>
    </style:style>
    <style:style style:name="T14" style:family="text">
      <style:text-properties fo:font-variant="normal" fo:text-transform="none" fo:color="#000000" style:font-name="Arial" fo:letter-spacing="normal" fo:font-style="normal" officeooo:rsid="0020e6c9" style:font-size-asian="11pt"/>
    </style:style>
    <style:style style:name="T15" style:family="text">
      <style:text-properties fo:font-variant="normal" fo:text-transform="none" fo:color="#000000" style:font-name="Arial" fo:letter-spacing="normal" fo:font-style="normal" officeooo:rsid="00211cee" style:font-size-asian="11pt"/>
    </style:style>
    <style:style style:name="T16" style:family="text">
      <style:text-properties fo:font-variant="normal" fo:text-transform="none" fo:color="#000000"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17"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20e6c9" style:text-blinking="false" style:font-size-asian="11pt" style:font-size-complex="11pt"/>
    </style:style>
    <style:style style:name="T18" style:family="text">
      <style:text-properties fo:font-variant="normal" fo:text-transform="none" fo:color="#000000" fo:font-size="11pt" fo:letter-spacing="normal" fo:font-style="normal" style:font-size-asian="11pt" style:font-weight-asian="normal" style:font-size-complex="11pt" style:font-weight-complex="normal"/>
    </style:style>
    <style:style style:name="T19" style:family="text">
      <style:text-properties fo:font-variant="normal" fo:text-transform="none" fo:color="#000000" fo:font-size="11pt" fo:letter-spacing="normal" fo:font-style="normal" officeooo:rsid="001c0c2d" style:font-size-asian="11pt" style:font-weight-asian="normal" style:font-size-complex="11pt" style:font-weight-complex="normal"/>
    </style:style>
    <style:style style:name="T20" style:family="text">
      <style:text-properties fo:font-variant="normal" fo:text-transform="none" fo:color="#000000" fo:font-size="11pt" fo:letter-spacing="normal" fo:font-style="normal" officeooo:rsid="0020e6c9" style:font-size-asian="11pt" style:font-weight-asian="normal" style:font-size-complex="11pt" style:font-weight-complex="normal"/>
    </style:style>
    <style:style style:name="T21" style:family="text">
      <style:text-properties fo:font-variant="normal" fo:text-transform="none" fo:color="#000000" fo:font-size="11pt" fo:letter-spacing="normal" fo:font-style="normal" officeooo:rsid="001e7e18" style:font-size-asian="11pt" style:font-weight-asian="normal" style:font-size-complex="11pt" style:font-weight-complex="normal"/>
    </style:style>
    <style:style style:name="T22" style:family="text">
      <style:text-properties fo:font-variant="normal" fo:text-transform="none" fo:color="#000000" fo:font-size="11pt" fo:letter-spacing="normal" fo:font-style="normal" style:font-size-asian="11pt" style:font-size-complex="11pt"/>
    </style:style>
    <style:style style:name="T23" style:family="text">
      <style:text-properties fo:font-variant="normal" fo:text-transform="none" fo:color="#000000" fo:letter-spacing="normal" fo:font-style="normal" style:font-size-asian="11pt"/>
    </style:style>
    <style:style style:name="T24" style:family="text">
      <style:text-properties fo:font-variant="normal" fo:text-transform="none" fo:color="#000000" fo:letter-spacing="normal" fo:font-style="normal" officeooo:rsid="0020e6c9" style:font-size-asian="11pt"/>
    </style:style>
    <style:style style:name="T25" style:family="text">
      <style:text-properties fo:font-variant="normal" fo:text-transform="none" fo:color="#000000" fo:letter-spacing="normal" fo:font-style="normal" officeooo:rsid="00211cee" style:font-size-asian="11pt"/>
    </style:style>
    <style:style style:name="T26" style:family="text">
      <style:text-properties style:font-name="Arial" fo:font-size="11pt" fo:font-weight="normal" style:font-size-asian="9.60000038146973pt" style:font-weight-asian="normal" style:font-size-complex="11pt" style:font-weight-complex="normal"/>
    </style:style>
    <style:style style:name="T27" style:family="text">
      <style:text-properties style:font-name="Arial" fo:font-size="11pt" fo:font-weight="normal" officeooo:rsid="001282bb" style:font-size-asian="9.60000038146973pt" style:font-weight-asian="normal" style:font-size-complex="11pt" style:font-weight-complex="normal"/>
    </style:style>
    <style:style style:name="T28" style:family="text">
      <style:text-properties style:font-name="Arial" fo:font-size="11pt" fo:font-weight="normal" officeooo:rsid="00142ecd" style:font-size-asian="9.60000038146973pt" style:font-weight-asian="normal" style:font-size-complex="11pt" style:font-weight-complex="normal"/>
    </style:style>
    <style:style style:name="T29" style:family="text">
      <style:text-properties style:font-name="Arial" fo:font-size="11pt" fo:font-weight="normal" officeooo:rsid="0016f848" style:font-size-asian="9.60000038146973pt" style:font-weight-asian="normal" style:font-size-complex="11pt" style:font-weight-complex="normal"/>
    </style:style>
    <style:style style:name="T30" style:family="text">
      <style:text-properties style:font-name="Arial" fo:font-size="11pt" fo:font-weight="normal" officeooo:rsid="001e2a88" style:font-size-asian="9.60000038146973pt" style:font-weight-asian="normal" style:font-size-complex="11pt" style:font-weight-complex="normal"/>
    </style:style>
    <style:style style:name="T31" style:family="text">
      <style:text-properties style:font-name="Arial" fo:font-size="11pt" fo:font-weight="normal" officeooo:rsid="001c0c2d" style:font-size-asian="9.60000038146973pt" style:font-weight-asian="normal" style:font-size-complex="11pt" style:font-weight-complex="normal"/>
    </style:style>
    <style:style style:name="T32" style:family="text">
      <style:text-properties style:font-name="Arial" fo:font-size="11pt" fo:font-weight="normal" officeooo:rsid="0025922a" style:font-size-asian="9.60000038146973pt" style:font-weight-asian="normal" style:font-size-complex="11pt" style:font-weight-complex="normal"/>
    </style:style>
    <style:style style:name="T33" style:family="text">
      <style:text-properties style:font-name="Arial" fo:font-size="11pt" fo:font-weight="normal" officeooo:rsid="00265b78" style:font-size-asian="9.60000038146973pt" style:font-weight-asian="normal" style:font-size-complex="11pt" style:font-weight-complex="normal"/>
    </style:style>
    <style:style style:name="T34" style:family="text">
      <style:text-properties style:font-name="Arial" fo:font-size="11pt" fo:font-weight="normal" officeooo:rsid="0028ca7c" style:font-size-asian="9.60000038146973pt" style:font-weight-asian="normal" style:font-size-complex="11pt" style:font-weight-complex="normal"/>
    </style:style>
    <style:style style:name="T35" style:family="text">
      <style:text-properties style:font-name="Arial" fo:font-size="11pt" fo:font-weight="normal" officeooo:rsid="00292f96" style:font-size-asian="9.60000038146973pt" style:font-weight-asian="normal" style:font-size-complex="11pt" style:font-weight-complex="normal"/>
    </style:style>
    <style:style style:name="T36" style:family="text">
      <style:text-properties style:font-name="Arial" fo:font-size="11pt" fo:font-weight="normal" officeooo:rsid="001cc12f" style:font-size-asian="9.60000038146973pt" style:font-weight-asian="normal" style:font-size-complex="11pt" style:font-weight-complex="normal"/>
    </style:style>
    <style:style style:name="T37" style:family="text">
      <style:text-properties style:font-name="Arial" fo:font-size="11pt" fo:font-weight="normal" officeooo:rsid="001282bb" style:font-size-asian="11pt" style:font-weight-asian="normal" style:font-size-complex="11pt" style:font-weight-complex="normal"/>
    </style:style>
    <style:style style:name="T38" style:family="text">
      <style:text-properties style:font-name="Arial" fo:font-size="11pt" fo:font-weight="normal" officeooo:rsid="00142ecd" style:font-size-asian="11pt" style:font-weight-asian="normal" style:font-size-complex="11pt" style:font-weight-complex="normal"/>
    </style:style>
    <style:style style:name="T39" style:family="text">
      <style:text-properties officeooo:rsid="0010e77e"/>
    </style:style>
    <style:style style:name="T40" style:family="text">
      <style:text-properties officeooo:rsid="001afc4f"/>
    </style:style>
    <style:style style:name="T41" style:family="text">
      <style:text-properties officeooo:rsid="001c0c2d"/>
    </style:style>
    <style:style style:name="T42" style:family="text">
      <style:text-properties fo:font-size="11pt" officeooo:rsid="001c0c2d" style:font-size-asian="9.60000038146973pt" style:font-weight-asian="normal" style:font-size-complex="11pt" style:font-weight-complex="normal"/>
    </style:style>
    <style:style style:name="T43" style:family="text">
      <style:text-properties fo:font-size="11pt" fo:font-weight="normal" officeooo:rsid="001c0c2d" style:font-size-asian="9.60000038146973pt" style:font-weight-asian="normal" style:font-size-complex="11pt" style:font-weight-complex="normal"/>
    </style:style>
    <style:style style:name="T44" style:family="text">
      <style:text-properties fo:color="#000000" style:font-name="Arial" fo:font-size="11pt" style:font-size-asian="11pt" style:font-size-complex="11pt"/>
    </style:style>
    <style:style style:name="T45" style:family="text">
      <style:text-properties officeooo:rsid="001cd706"/>
    </style:style>
    <style:style style:name="T46" style:family="text">
      <style:text-properties officeooo:rsid="0020e6c9"/>
    </style:style>
    <style:style style:name="T47" style:family="text">
      <style:text-properties officeooo:rsid="002293f7"/>
    </style:style>
    <style:style style:name="T48" style:family="text">
      <style:text-properties officeooo:rsid="002b4052"/>
    </style:style>
    <style:style style:name="T49" style:family="text">
      <style:text-properties officeooo:rsid="001cc1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his section will introduce a variety of NLP toolkits <text:span text:style-name="T40">that are </text:span>available, compare and contrast these toolkits and explore wh<text:span text:style-name="T40">ich</text:span> technologies are most suitable for the project. The section will also cover the work completed in order to familiarise myself with these technologies.</text:p>
      <text:p text:style-name="P42"/>
      <text:p text:style-name="P42">T<text:span text:style-name="T47">oolkits</text:span> Researched</text:p>
      <text:p text:style-name="P35"/>
      <text:p text:style-name="P34">There a variety of toolkits and programming libraries available, under various different licenses, for performing common NLP tasks. <text:span text:style-name="T39">I researched a </text:span>number <text:span text:style-name="T39">of different technologies in order to decide which would best suit the project.</text:span></text:p>
      <text:p text:style-name="P36">The criteria for evaluating the NLP toolkits looked at the language used, the license, the tasks it performed, <text:span text:style-name="T45">and </text:span>the documentation available.</text:p>
      <text:p text:style-name="P35"/>
      <text:p text:style-name="P43">LingPipe</text:p>
      <text:p text:style-name="P43"/>
      <text:p text:style-name="P37">LingPipe is a suite of natural language processing tools <text:span text:style-name="T41">for</text:span> Java designed by Alias-i.</text:p>
      <text:p text:style-name="P37"/>
      <text:p text:style-name="P36">Language: Java</text:p>
      <text:p text:style-name="P37"/>
      <text:p text:style-name="P46"><text:span text:style-name="T42">License: 3 levels of paid license, 1 free license </text:span><text:span text:style-name="T18">Affero GPL</text:span><text:span text:style-name="T19">(AGPL)</text:span></text:p>
      <text:p text:style-name="P46"/>
      <text:p text:style-name="P54"><text:span text:style-name="T3">Tasks Available: </text:span><text:span text:style-name="T6">A </text:span><text:span text:style-name="T4">large number of common NLP t</text:span><text:span text:style-name="T6">ools</text:span><text:span text:style-name="T4"> including, </text:span><text:span text:style-name="T6">C</text:span><text:span text:style-name="T4">lassification, Named-Entity Recognition, Part-of-Speech Tagging, </text:span><text:span text:style-name="T7">Coreference Resolution, </text:span><text:span text:style-name="T4">Sentence Segmentation, Sentiment Analysis and Language Identification.</text:span></text:p>
      <text:p text:style-name="P48"/>
      <text:p text:style-name="P45"><text:span text:style-name="T18">Documentation: </text:span><text:span text:style-name="T20">Javadoc containing all classes, tutorials available on the website and a textbook (price: $40.49).</text:span></text:p>
      <text:p text:style-name="P43"/>
      <text:p text:style-name="P43">NLTK</text:p>
      <text:p text:style-name="P35"/>
      <text:p text:style-name="P54"><text:span text:style-name="T27">The Natural Language Toolkit (NLTK) is </text:span><text:span text:style-name="T30">an NLP</text:span><text:span text:style-name="T27"> toolkit for building natural language processing prog</text:span><text:span text:style-name="T37">rams in Python. It was created in 2001 </text:span><text:span text:style-name="T1">as part of a computational linguistics course in the Department of Computer and Information Science at the University of Pennsylvania.</text:span></text:p>
      <text:p text:style-name="P54"/>
      <text:p text:style-name="P36">Language: Python</text:p>
      <text:p text:style-name="P37"/>
      <text:p text:style-name="P54"><text:span text:style-name="T31">License: </text:span><text:span text:style-name="T16">Apache License, Version 2.0</text:span></text:p>
      <text:p text:style-name="P46"/>
      <text:p text:style-name="P54"><text:span text:style-name="T3">Tasks Available: </text:span><text:span text:style-name="T6">A large range of NLP tools</text:span><text:span text:style-name="T4"> including, Named-Entity Recognition, Part-of-Speech Tagging, Sentence Segmentation, Chunking </text:span><text:span text:style-name="T5">and</text:span><text:span text:style-name="T4"> </text:span><text:span text:style-name="T5">a large number of tools for analysing the content of text.</text:span></text:p>
      <text:p text:style-name="P48"/>
      <text:p text:style-name="P45"><text:span text:style-name="T18">Documentation: </text:span><text:span text:style-name="T20">Full API documentation, a wiki available on the NLTK GitHub page and a free online textbook.</text:span></text:p>
      <text:p text:style-name="P43"/>
      <text:p text:style-name="P43">OpenNLP</text:p>
      <text:p text:style-name="P43"/>
      <text:p text:style-name="P54"><text:span text:style-name="T28">OpenNLP </text:span><text:span text:style-name="T29">is a</text:span><text:span text:style-name="T38"> </text:span><text:span text:style-name="T1">Java machine learning toolkit for natural language processing.</text:span></text:p>
      <text:p text:style-name="P54"/>
      <text:p text:style-name="P36">Language: Java</text:p>
      <text:p text:style-name="P37"/>
      <text:p text:style-name="P47"><text:span text:style-name="T43">License: </text:span><text:bookmark text:name="2.0"/><text:span text:style-name="T22">Apache License, Version 2.0</text:span></text:p>
      <text:p text:style-name="P46"/>
      <text:p text:style-name="P45"><text:span text:style-name="T18">Tasks Available: <text:s/></text:span><text:span text:style-name="T21">Sentence Detection, Part-of-Speech Tagging, Named Entity Recognition, Classification, Chunking and Coreference Resolution</text:span></text:p>
      <text:p text:style-name="P45"/>
      <text:p text:style-name="P45"><text:span text:style-name="T18">Documentation: </text:span><text:span text:style-name="T20">Javadoc containing all classes, a wiki and a free online manual</text:span></text:p>
      <text:p text:style-name="P43"/>
      <text:p text:style-name="P43"><text:soft-page-break/>Stanford <text:span text:style-name="T46">CoreNLP</text:span></text:p>
      <text:p text:style-name="P35"/>
      <text:p text:style-name="P38">Stanford NER is a <text:span text:style-name="T46">collection of NLP tools developed at Stanford.</text:span></text:p>
      <text:p text:style-name="P38"/>
      <text:p text:style-name="P36">Language: <text:span text:style-name="T46">Java</text:span> </text:p>
      <text:p text:style-name="P37"/>
      <text:p text:style-name="P54"><text:span text:style-name="T31">License: </text:span><text:span text:style-name="T16">GNU General Public License</text:span></text:p>
      <text:p text:style-name="P46"/>
      <text:p text:style-name="P54"><text:span text:style-name="T3">Tasks Available: </text:span><text:span text:style-name="T6">P</text:span><text:span text:style-name="T16">art-of-</text:span><text:span text:style-name="T17">S</text:span><text:span text:style-name="T16">peech </text:span><text:span text:style-name="T17">T</text:span><text:span text:style-name="T16">agg</text:span><text:span text:style-name="T17">ing</text:span><text:span text:style-name="T1">, </text:span><text:span text:style-name="T2">N</text:span><text:span text:style-name="T16">amed </text:span><text:span text:style-name="T17">E</text:span><text:span text:style-name="T16">ntity </text:span><text:span text:style-name="T17">Recognition, C</text:span><text:span text:style-name="T16">oreference </text:span><text:span text:style-name="T17">R</text:span><text:span text:style-name="T16">esolution </text:span><text:span text:style-name="T17">and S</text:span><text:span text:style-name="T16">entiment </text:span><text:span text:style-name="T17">A</text:span><text:span text:style-name="T16">nalysis.</text:span><text:span text:style-name="T44"> </text:span></text:p>
      <text:p text:style-name="P45"/>
      <text:p text:style-name="P36"><text:span text:style-name="T23">Documentation: </text:span><text:span text:style-name="T24">Javadoc containing all classes </text:span><text:span text:style-name="T25">and l</text:span><text:span text:style-name="T24">imited documentation available on the website</text:span></text:p>
      <text:p text:style-name="P43"/>
      <text:p text:style-name="P44"/>
      <text:p text:style-name="P44">Comparison</text:p>
      <text:p text:style-name="P44"/>
      <text:p text:style-name="P39">The criteria chosen to evaluate these four toolkits were the language used, the license that the toolkit was available under, the NLP tasks it could perform and the documentation available for the toolkit. <text:s/></text:p>
      <text:p text:style-name="P39"/>
      <text:p text:style-name="P39">The language used was important for a number of reasons. Firstly, it needed to be a language that I already knew or one that could be learned with relative ease. This was due to the time constraints of the project and the fact that I would already have to learn NLP techniques to complete the project.</text:p>
      <text:p text:style-name="P39"/>
      <text:p text:style-name="P39">The license that the toolkit was available under was chosen as the project has a no budget. Therefore, if the toolkit was not free, or relatively cheap, then I would be unable to use it.</text:p>
      <text:p text:style-name="P39"/>
      <text:p text:style-name="P39">The NLP tasks that could be performed by the toolkit was chosen as a criterion because a more powerful toolkit meant less time spent attempting <text:span text:style-name="T49">to </text:span>creat<text:span text:style-name="T49">e</text:span> implementations of these tasks from scratch.</text:p>
      <text:p text:style-name="P54"/>
      <text:p text:style-name="P39">Finally the documentation available was quite important as it would mean less time spent learning how to use the toolkit and therefore more time researching, designing and implementing the project.</text:p>
      <text:p text:style-name="P49"/>
      <text:p text:style-name="P49"><text:span text:style-name="T26">While the Stanford CoreNLP certainly contained all the necessary tools in order to complete the project, </text:span><text:span text:style-name="T32">the documentation available is extremely limited. The tutorials available for LingPipe are quite good, however the expense of having to buy the book was a barrier to gaining access to all documentation available. OpenNLP provides a free online manual and NLTK has a free textbook. Of the two, I found </text:span><text:span text:style-name="T36">that while the OpenNLP manual was quite good, </text:span><text:span text:style-name="T32">the NLTK textbook </text:span><text:span text:style-name="T36">was</text:span><text:span text:style-name="T32"> a wealth of information. While both provide examples on using the toolkits in question, the NLTK book is a great introduction to the Python, NLP and the toolkit </text:span><text:span text:style-name="T36">itself</text:span><text:span text:style-name="T32">.</text:span></text:p>
      <text:p text:style-name="P49"/>
      <text:p text:style-name="P50"><text:span text:style-name="T26">In terms of the tasks that the toolkits were able to perform all four were mostly even. The NLTK and LingPipe had the most functionality, but all four covered most of the tasks needed to complete the project. NLTK was the only one of the four toolkits that </text:span><text:span text:style-name="T33">did not </text:span><text:span text:style-name="T36">have built in functionality to</text:span><text:span text:style-name="T33"> perform Coreference Resolution. It is, however, possible to build a Coreference Resolution module for the NLTK and one has already been contributed to the NLTK github repository.</text:span></text:p>
      <text:p text:style-name="P50"/>
      <text:p text:style-name="P51"><text:span text:style-name="T26">The last criterion was the language used. Three of the toolkits use Java, with only the NLTK using Python. </text:span><text:span text:style-name="T34">For writing NLP programs I have yet to find anything that conclusively shows that one of these languages is better than the other. Each language has its </text:span><text:span text:style-name="T36">own</text:span><text:span text:style-name="T34"> pro's and con's, however none of these specifically </text:span><text:span text:style-name="T36">relate to</text:span><text:span text:style-name="T34"> NLP programs. Java programs tend to be more portable and faster at run time, </text:span><text:span text:style-name="T36">while</text:span><text:span text:style-name="T34"> Python programs tend to much simpler and cleaner to write and debug. </text:span><text:span text:style-name="T36">I</text:span><text:span text:style-name="T34">n terms of writing NLP programs my research simply suggested to write in my preferred language.</text:span></text:p>
      <text:p text:style-name="P52"><text:soft-page-break/></text:p>
      <text:p text:style-name="P52"><text:span text:style-name="T34">B</text:span><text:span text:style-name="T26">ased on the evaluation criteria I have chosen to use the Python based NLTK. This is due to the relative ease of learning Python, the wealth of documentation available for the NLTK and the wide range of NLP tasks it can perform.</text:span></text:p>
      <text:p text:style-name="P40"/>
      <text:p text:style-name="P44">Learning New Technologies</text:p>
      <text:p text:style-name="P42"/>
      <text:p text:style-name="P41">As part of this project I have had to learn a new programming language, Python, along with the Python based NLTK.</text:p>
      <text:p text:style-name="P41"/>
      <text:p text:style-name="P41">I began studying Python first, as I would need it in order to <text:span text:style-name="T49">learn</text:span> how to use the NLTK. The NLTK textbook does contain an introduction to Python, but it is mostly based on areas that will be need<text:span text:style-name="T49">ed</text:span> to use the toolkit. There are a lot of resources available online for learn<text:span text:style-name="T49">ing</text:span> Python, for example, learnpython.org, codeacademy.com and wiki.python.org.</text:p>
      <text:p text:style-name="P41"/>
      <text:p text:style-name="P41">learnpython.org and codeacademy.com both start with the basic<text:span text:style-name="T48">s, such as variables and basic operators,</text:span> and gradually work up to more complex <text:span text:style-name="T48">topics, while wiki.python.org has a huge selection of links to various books, websites and interactive tutorials for both those who have no programming experience and those who do.</text:span></text:p>
      <text:p text:style-name="P41"/>
      <text:p text:style-name="P33">I used these tools briefly <text:span text:style-name="T49">in</text:span> the beginning to get used to the syntax. <text:span text:style-name="T49">However, o</text:span>nce I had a grasp of the syntax, I set myself the challenge of redoing a selection of programming labs that I had been given in my first and second year, while learning C and C# respectively. This work greatly improved my understanding of the language and its capabilities.</text:p>
      <text:p text:style-name="P33"/>
      <text:p text:style-name="P53">I then began to study the NLTK. The NLTK textbook <text:span text:style-name="T49">ha</text:span>s twelve chapters, containing introductions to NLP techniques, examples, definitions and a range of exercises in each chapter. I completed the first few chapters quite quickly, as I had familiarised myself with Python already. The rest of the chapters I went through carefully and completed as many of the exercises as time allowed. This helped me greatly in understanding the toolkit and it's u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mbria"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7:56:07.506000000</meta:creation-date>
    <dc:date>2014-12-10T00:27:58.539000000</dc:date>
    <meta:editing-duration>PT1H27M27S</meta:editing-duration>
    <meta:editing-cycles>22</meta:editing-cycles>
    <meta:generator>LibreOffice/4.3.0.4$Windows_x86 LibreOffice_project/62ad5818884a2fc2e5780dd45466868d41009ec0</meta:generator>
    <meta:document-statistic meta:table-count="0" meta:image-count="0" meta:object-count="0" meta:page-count="3" meta:paragraph-count="44" meta:word-count="1143" meta:character-count="7139" meta:non-whitespace-character-count="6035"/>
  </office:meta>
</office:document-meta>
</file>